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4D000001DA9000A1B55AAECCED.png" manifest:media-type="image/png"/>
  <manifest:file-entry manifest:full-path="Pictures/1000000000000324000000FD780CD493F71DE668.png" manifest:media-type="image/png"/>
  <manifest:file-entry manifest:full-path="Pictures/10000000000002C30000008FD25030F08B8CCA8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a2fb" officeooo:paragraph-rsid="0006a2fb"/>
    </style:style>
    <style:style style:name="P2" style:family="paragraph" style:parent-style-name="Standard">
      <style:text-properties fo:font-weight="bold" officeooo:rsid="0006a2fb" officeooo:paragraph-rsid="0006a2fb" style:font-weight-asian="bold" style:font-weight-complex="bold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1" text:anchor-type="paragraph" svg:x="0.159cm" svg:y="0.716cm" svg:width="17cm" svg:height="5.348cm" draw:z-index="0"><draw:image xlink:href="Pictures/1000000000000324000000FD780CD493F71DE668.png" xlink:type="simple" xlink:show="embed" xlink:actuate="onLoad" loext:mime-type="image/png"/></draw:frame>Ejercicio 1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2" draw:name="Imagen2" text:anchor-type="paragraph" svg:x="-0.026cm" svg:y="0.725cm" svg:width="17cm" svg:height="3.438cm" draw:z-index="2"><draw:image xlink:href="Pictures/10000000000002C30000008FD25030F08B8CCA82.png" xlink:type="simple" xlink:show="embed" xlink:actuate="onLoad" loext:mime-type="image/png"/></draw:frame>Ejercicio 2:</text:p>
      <text:p text:style-name="P1"/>
      <text:p text:style-name="P1"/>
      <text:p text:style-name="P1"/>
      <text:p text:style-name="P2"><draw:frame draw:style-name="fr2" draw:name="Imagen3" text:anchor-type="paragraph" svg:x="0.683cm" svg:y="0.683cm" svg:width="15.584cm" svg:height="12.541cm" draw:z-index="1"><draw:image xlink:href="Pictures/100000000000024D000001DA9000A1B55AAECCED.png" xlink:type="simple" xlink:show="embed" xlink:actuate="onLoad" loext:mime-type="image/png"/></draw:frame>Ejercicio 3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2:07:37.154554964</meta:creation-date>
    <dc:date>2019-10-04T12:11:53.989227433</dc:date>
    <meta:editing-duration>PT4M17S</meta:editing-duration>
    <meta:editing-cycles>1</meta:editing-cycles>
    <meta:document-statistic meta:table-count="0" meta:image-count="3" meta:object-count="0" meta:page-count="1" meta:paragraph-count="3" meta:word-count="6" meta:character-count="36" meta:non-whitespace-character-count="33"/>
    <meta:generator>LibreOffice/6.0.7.3$Linux_X86_64 LibreOffice_project/00m0$Build-3</meta:generator>
  </office:meta>
</office:document-meta>
</file>